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A000001778DEBB9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brima" svg:font-family="Ebrim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margin-left="-0.6252in"/>
    </style:style>
    <style:style style:name="P2" style:family="paragraph" style:parent-style-name="Standard">
      <style:text-properties officeooo:paragraph-rsid="000366d1"/>
    </style:style>
    <style:style style:name="P3" style:family="paragraph" style:parent-style-name="Standard">
      <style:text-properties style:font-name="Ebrima" fo:font-size="8pt" style:font-size-asian="8pt" style:font-size-complex="8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Ebrima" fo:font-size="12pt" style:font-size-asian="12pt" style:font-size-complex="12pt"/>
    </style:style>
    <style:style style:name="P6" style:family="paragraph" style:parent-style-name="Standard">
      <style:text-properties style:font-name="Ebrima"/>
    </style:style>
    <style:style style:name="P7" style:family="paragraph" style:parent-style-name="Standard">
      <style:text-properties style:font-name="Ebrima" fo:font-size="14pt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.1898in"/>
        </style:tab-stops>
      </style:paragraph-properties>
      <style:text-properties style:font-name="Ebrima" fo:font-size="14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Ebrima"/>
    </style:style>
    <style:style style:name="T2" style:family="text">
      <style:text-properties style:font-name="Ebrima" fo:font-size="8pt" style:font-size-asian="8pt" style:font-size-complex="8pt"/>
    </style:style>
    <style:style style:name="T3" style:family="text">
      <style:text-properties style:font-name="Ebrima" fo:font-size="14pt" style:font-size-asian="14pt" style:font-size-complex="14pt"/>
    </style:style>
    <style:style style:name="T4" style:family="text">
      <style:text-properties style:font-name="Ebrima" fo:font-size="14pt" officeooo:rsid="000e0f10" style:font-size-asian="14pt" style:font-size-complex="14pt"/>
    </style:style>
    <style:style style:name="T5" style:family="text">
      <style:text-properties style:font-name="Ebri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font-name="Ebrim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style:font-name="Ebrima" fo:font-size="12pt" style:font-size-asian="12pt" style:font-size-complex="12pt"/>
    </style:style>
    <style:style style:name="T8" style:family="text">
      <style:text-properties style:font-name="Ebrim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style:font-name="Ebrima" fo:font-size="14pt" style:text-underline-style="solid" style:text-underline-width="auto" style:text-underline-color="font-color" fo:font-weight="bold" officeooo:rsid="000c6ff9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767171" draw:stroke-linejoin="miter" svg:stroke-linecap="butt" draw:fill="none" loext:fill-use-slide-background="false" draw:textarea-vertical-align="top" draw:auto-grow-height="false" fo:min-height="9.5228in" fo:min-width="7.8598in" fo:padding-top="0.0492in" fo:padding-bottom="0.0492in" fo:padding-left="0.0984in" fo:padding-right="0.0984in" fo:wrap-option="wrap" loext:decorative="false" fo:margin-left="0in" fo:margin-right="0.028in" fo:margin-top="0in" fo:margin-bottom="0.0252in" style:run-through="background" style:wrap="run-through" style:number-wrapped-paragraphs="no-limit" style:vertical-pos="top" style:vertical-rel="page-content" style:horizontal-pos="from-left" style:horizontal-rel="page" draw:wrap-influence-on-position="once-concurrent" loext:allow-overlap="true" style:flow-with-text="false">
        <loext:stroke-complex-color loext:theme-type="light2" loext:color-type="theme">
          <loext:transformation loext:type="lummod" loext:value="5000"/>
        </loext:stroke-complex-color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s text:c="25"/></text:span><text:span text:style-name="T1"/></text:p>
      <text:p text:style-name="P2" loext:marker-style-name="T2"><text:span text:style-name="T1"><text:s text:c="90"/></text:span><text:span text:style-name="T3">ዕለት </text:span><text:span text:style-name="T4">21</text:span><text:span text:style-name="T3">/11/2017 ዓ.ም</text:span></text:p>
      <text:p text:style-name="P3" loext:marker-style-name="T2"/>
      <text:p text:style-name="P4" loext:marker-style-name="T5"><text:span text:style-name="T6">ዋኒኑ፤ ናይ ድጋፍ ደብዳቤ ምሃብ ይምልከት</text:span><text:span text:style-name="T5"/></text:p>
      <text:p text:style-name="Standard" loext:marker-style-name="T7"><text:span text:style-name="T7">ኣብ ላዕሊ ንምግላፅ ከምዝተሞከረ ተምሃራይ </text:span><text:span text:style-name="T8">ፊልሞን ኣባዲ ክንደያ</text:span><text:span text:style-name="T5"> </text:span><text:span text:style-name="T7">ኣብ መቀለ ዩኒቨርሲቲ ናይ </text:span><text:span text:style-name="T5">3ይ</text:span><text:span text:style-name="T7"> ዓመት </text:span><text:span text:style-name="T5">ኮምፒተር ሳይነስ</text:span><text:span text:style-name="T7"> ተምሃራይ ኮይኑ ኣብ ድርጅትና ብ </text:span><text:span text:style-name="T8">Apparent (industrial practice </text:span><text:span text:style-name="T9">and software development</text:span><text:span text:style-name="T8">)</text:span><text:span text:style-name="T7"> ኮርስ ክረምታዊ ይመሃር ከም ዘሎ <text:s/>ድጋፍ ይፅሓፈለይ ብዝበለና መሰረት ኣብ ድርጅትና ይምሃር ከም ዘሎ ንገልፅ ንፎቱ ::</text:span></text:p>
      <text:p text:style-name="P5" loext:marker-style-name="T7"/>
      <text:p text:style-name="P6" loext:marker-style-name="T1"/>
      <text:p text:style-name="Standard" loext:marker-style-name="T3"><text:span text:style-name="T3">ምስ ሰላምታ </text:span></text:p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8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brima" svg:font-family="Ebrim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Ebrima" fo:font-size="24pt" fo:font-weight="bold" style:font-size-asian="24pt" style:font-weight-asian="bold" style:font-size-complex="24pt" style:font-weight-complex="bold"/>
    </style:style>
    <style:style style:name="MT2" style:family="text">
      <style:text-properties style:font-name="Ebrima"/>
    </style:style>
    <style:style style:name="MT3" style:family="text">
      <style:text-properties style:font-name="Ebrima" officeooo:rsid="00099df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767171" draw:stroke-linejoin="miter" svg:stroke-linecap="butt" draw:fill="none" loext:fill-use-slide-background="false" draw:textarea-vertical-align="top" draw:auto-grow-height="false" fo:min-height="9.5228in" fo:min-width="7.8598in" fo:padding-top="0.0492in" fo:padding-bottom="0.0492in" fo:padding-left="0.0984in" fo:padding-right="0.0984in" fo:wrap-option="wrap" loext:decorative="false" fo:margin-left="0in" fo:margin-right="0.028in" fo:margin-top="0in" fo:margin-bottom="0.0252in" style:run-through="background" style:wrap="run-through" style:number-wrapped-paragraphs="no-limit" style:vertical-pos="top" style:vertical-rel="page-content" style:horizontal-pos="from-left" style:horizontal-rel="page" draw:wrap-influence-on-position="once-concurrent" loext:allow-overlap="true" style:flow-with-text="false">
        <loext:stroke-complex-color loext:theme-type="light2" loext:color-type="theme">
          <loext:transformation loext:type="lummod" loext:value="5000"/>
        </loext:stroke-complex-color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custom-shape text:anchor-type="char" draw:z-index="0" draw:name="Rectangle 452" draw:style-name="Mgr1" draw:text-style-name="MP1" svg:width="8.0567in" svg:height="9.6213in" svg:x="0.2098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 text:c="4"/></text:span><draw:frame draw:style-name="Mfr1" draw:name="Image1" text:anchor-type="char" svg:x="0.3335in" svg:y="-0.2547in" svg:width="1.4354in" svg:height="0.8083in" draw:z-index="1"><draw:image xlink:href="Pictures/100000010000029A000001778DEBB94A.png" xlink:type="simple" xlink:show="embed" xlink:actuate="onLoad" draw:mime-type="image/png"/></draw:frame><text:span text:style-name="MT1"><text:s text:c="10"/>VITE <text:s text:c="2"/>TECHNOLOGIES</text:span></text:p>
      </style:header>
      <style:footer>
        <text:p text:style-name="Footer" loext:marker-style-name="MT2"><text:span text:style-name="MT2">Tel/ </text:span><text:span text:style-name="MT3">+251 </text:span><text:span text:style-name="MT2">93 154 5451<text:tab/> <text:s text:c="36"/>E-mail: viteverse@gmail.com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C</meta:initial-creator>
    <meta:editing-cycles>9</meta:editing-cycles>
    <meta:creation-date>2025-07-26T06:17:00</meta:creation-date>
    <dc:date>2025-07-28T10:07:37.414725031</dc:date>
    <meta:editing-duration>PT1H8M18S</meta:editing-duration>
    <meta:generator>LibreOffice/25.2.3.2$Linux_X86_64 LibreOffice_project/520$Build-2</meta:generator>
    <meta:print-date>2025-07-28T09:51:47.008386214</meta:print-date>
    <meta:document-statistic meta:table-count="0" meta:image-count="1" meta:object-count="0" meta:page-count="1" meta:paragraph-count="7" meta:word-count="64" meta:character-count="515" meta:non-whitespace-character-count="286"/>
    <meta:user-defined meta:name="AppVersion">16.0000</meta:user-defined>
    <meta:template xlink:type="simple" xlink:actuate="onRequest" xlink:title="Normal" xlink:href=""/>
  </office:meta>
</office:document-meta>
</file>